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CC9CE000AA8B9C3FE0A2E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2" fo:font-size="10pt" style:font-size-asian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x</text:span></text:p>
      <text:p text:style-name="Standard"><text:soft-page-break/><draw:frame draw:style-name="fr1" text:anchor-type="as-char" svg:width="33.861cm" svg:height="26.402cm" draw:z-index="0"><draw:image xlink:href="Pictures/20000009000CC9CE000AA8B9C3FE0A2E.wmf" xlink:type="simple" xlink:show="embed" xlink:actuate="onLoad"/></draw:frame></text:p>
      <text:p text:style-name="Standard"><text:soft-page-break/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10" meta:word-count="9" meta:character-count="10" meta:non-whitespace-character-count="9"/>
    <meta:generator>LibreOffice/3.6$Windows_x86 LibreOffice_project/e183d5b-f8ccaf6-3804794-95b4be8-895629</meta:generator>
  </office:meta>
</office:document-meta>
</file>